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font-weight="bold" officeooo:rsid="0014153c" officeooo:paragraph-rsid="0014153c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2e3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c9e5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normal" officeooo:rsid="001754bb" officeooo:paragraph-rsid="001754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c9e5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4pt" fo:font-weight="normal" officeooo:rsid="00161d3d" officeooo:paragraph-rsid="00161d3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fo:font-weight="normal" officeooo:rsid="001abe1f" officeooo:paragraph-rsid="001abe1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fo:font-weight="normal" officeooo:rsid="001bea15" officeooo:paragraph-rsid="001bea1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4pt" fo:font-weight="normal" officeooo:rsid="001bea15" officeooo:paragraph-rsid="001c9e5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6pt" fo:font-weight="bold" officeooo:rsid="0012e337" officeooo:paragraph-rsid="0012e337" style:font-size-asian="14pt" style:font-weight-asian="bold" style:font-size-complex="16pt" style:font-weight-complex="bold"/>
    </style:style>
    <style:style style:name="T1" style:family="text">
      <style:text-properties officeooo:rsid="00113fcc"/>
    </style:style>
    <style:style style:name="T2" style:family="text">
      <style:text-properties officeooo:rsid="0014153c"/>
    </style:style>
    <style:style style:name="T3" style:family="text">
      <style:text-properties officeooo:rsid="0015dc50"/>
    </style:style>
    <style:style style:name="T4" style:family="text">
      <style:text-properties officeooo:rsid="00161d3d"/>
    </style:style>
    <style:style style:name="T5" style:family="text">
      <style:text-properties officeooo:rsid="001754bb"/>
    </style:style>
    <style:style style:name="T6" style:family="text">
      <style:text-properties officeooo:rsid="001abe1f"/>
    </style:style>
    <style:style style:name="T7" style:family="text">
      <style:text-properties officeooo:rsid="001bea15"/>
    </style:style>
    <style:style style:name="T8" style:family="text">
      <style:text-properties officeooo:rsid="001c9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ara</text:p>
      <text:p text:style-name="P2"/>
      <text:p text:style-name="P7">A classe <text:span text:style-name="T2">Camara</text:span> <text:span text:style-name="T1">representa o cenário do jogo.</text:span></text:p>
      <text:p text:style-name="P7"/>
      <text:p text:style-name="P15">Sumário do Construtor</text:p>
      <text:p text:style-name="P7">- <text:span text:style-name="T2">Camara</text:span>(<text:span text:style-name="T2">int</text:span> <text:span text:style-name="T1">n</text:span>)</text:p>
      <text:p text:style-name="P7">I<text:span text:style-name="T2">nstancia um objeto da classe Camara e inicializa cenario como uma matriz de tamanho nxn. Também inicializa todos os elementos de cenario como um ObjetoCamara do tipo Espaço Vazio.</text:span></text:p>
      <text:p text:style-name="P7"/>
      <text:p text:style-name="P16">Sumário do<text:span text:style-name="T3">s</text:span> <text:span text:style-name="T3">Atributos</text:span></text:p>
      <text:p text:style-name="P8">- <text:span text:style-name="T4">cenario</text:span></text:p>
      <text:p text:style-name="P5">tipo: ObjetoCamara[][]</text:p>
      <text:p text:style-name="P5"/>
      <text:p text:style-name="P11">- <text:span text:style-name="T5">tamanho</text:span></text:p>
      <text:p text:style-name="P6">tipo: int</text:p>
      <text:p text:style-name="P7"/>
      <text:p text:style-name="P17">Sumário dos Métodos</text:p>
      <text:p text:style-name="P9">- <text:span text:style-name="T6">iniciar</text:span>(<text:span text:style-name="T6">Tipo</text:span>Camara <text:span text:style-name="T6">tipo, Aventureiro av</text:span>)</text:p>
      <text:p text:style-name="P3">tipo de retorno: <text:span text:style-name="T6">void</text:span></text:p>
      <text:p text:style-name="P3"/>
      <text:p text:style-name="P12">Preenche cenario com os elementos do jogo (Aventureiro, Obstáculos, João Dorminhoco, Tesouro, Mensagem). A forma de preenchimento varia de acordo com o TipoCamara recebido como parâmetro.</text:p>
      <text:p text:style-name="P9"/>
      <text:p text:style-name="P9">- <text:span text:style-name="T7">visualizarCenario</text:span>()</text:p>
      <text:p text:style-name="P3">tipo de retorno: <text:span text:style-name="T7">void</text:span></text:p>
      <text:p text:style-name="P3"/>
      <text:p text:style-name="P13">Imprime os elementos de cenario.</text:p>
      <text:p text:style-name="P13"/>
      <text:p text:style-name="P10">- <text:span text:style-name="T8">tipo</text:span>()</text:p>
      <text:p text:style-name="P4">tipo de retorno: <text:span text:style-name="T8">TipoCamara</text:span></text:p>
      <text:p text:style-name="P4"/>
      <text:p text:style-name="P14"><text:span text:style-name="T8">Percorre cenario, identifica qual o TipoCamara e retorna-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09:20:12.096726726</dc:date>
    <meta:editing-duration>PT42M41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118" meta:character-count="774" meta:non-whitespace-character-count="676"/>
  </office:meta>
</office:document-meta>
</file>